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74870" officeooo:paragraph-rsid="001748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27:44.266427702</meta:creation-date>
    <dc:date>2019-01-03T00:28:18.594380965</dc:date>
    <meta:editing-duration>PT3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1.4.2$Linux_X86_64 LibreOffice_project/10$Build-2</meta:generator>
  </office:meta>
</office:document-meta>
</file>